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8.3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 Nu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5"/>
        <table:table-column table:style-name="co6" table:default-cell-style-name="ce2"/>
        <table:table-column table:style-name="co7" table:default-cell-style-name="ce2"/>
        <table:table-column table:style-name="co7" table:number-columns-repeated="16377" table:default-cell-style-name="Default"/>
        <table:table-row table:style-name="ro1">
          <table:table-cell table:style-name="ce4" office:value-type="string" calcext:value-type="string">
            <text:p>Part list for RDTS</text:p>
          </table:table-cell>
          <table:table-cell table:style-name="ce4" table:number-columns-repeated="6"/>
          <table:table-cell table:style-name="ce8" table:number-columns-repeated="16377"/>
        </table:table-row>
        <table:table-row table:style-name="ro1">
          <table:table-cell table:style-name="ce4" office:value-type="string" calcext:value-type="string">
            <text:p>https://github.com/xaratustrah/rdts</text:p>
          </table:table-cell>
          <table:table-cell table:style-name="ce4" table:number-columns-repeated="6"/>
          <table:table-cell table:style-name="ce8" table:number-columns-repeated="16377"/>
        </table:table-row>
        <table:table-row table:style-name="ro1">
          <table:table-cell table:style-name="ce4" table:number-columns-repeated="7"/>
          <table:table-cell table:style-name="ce8" table:number-columns-repeated="16377"/>
        </table:table-row>
        <table:table-row table:style-name="ro1">
          <table:table-cell table:style-name="ce1" office:value-type="string" calcext:value-type="string">
            <text:p>How man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o Order #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number-columns-repeated="16377"/>
        </table:table-row>
        <table:table-row table:style-name="ro1">
          <table:table-cell table:style-name="ce4" table:number-columns-repeated="7"/>
          <table:table-cell table:style-name="ce8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 Pi 3B+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aspberry Pi 3B+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sistor 270R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sistor 10k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-1010148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525372" calcext:value-type="float">
            <text:p>2525372</text:p>
          </table:table-cell>
          <table:table-cell office:value-type="string" calcext:value-type="string">
            <text:p>TRU COMPONENTS TC-10101488 BNC-Steckverbinder Buchse, Einbau vertikal 50 Ω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Q1089</text:p>
          </table:table-cell>
          <table:table-cell office:value-type="string" calcext:value-type="string">
            <text:p>Signal Construc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85949" calcext:value-type="float">
            <text:p>185949</text:p>
          </table:table-cell>
          <table:table-cell office:value-type="string" calcext:value-type="string">
            <text:p>Signal Construct SMQ1089 SMQ1089 LED-Fassung Metall Passend für (LEDs) LED 5 mm Schraubbefestigung 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229322" calcext:value-type="float">
            <text:p>1229322</text:p>
          </table:table-cell>
          <table:table-cell office:value-type="string" calcext:value-type="string">
            <text:p>USB-Doppeleinbaubuchse 2.0 Buchse, Einbau USB-06-BK 2 x USB-Buchse Typ A auf 2 x USB-Stecker Typ A mit 60 cm Kabel 12293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08770" calcext:value-type="float">
            <text:p>1408770</text:p>
          </table:table-cell>
          <table:table-cell office:value-type="string" calcext:value-type="string">
            <text:p>TRU COMPONENTS RJ45-01 RJ45-Einbaubuchse 1408770 Buchse, Einbau, Stecker, gerade Polzahl 8P8C Silber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L 025-05S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511024" calcext:value-type="float">
            <text:p>511024</text:p>
          </table:table-cell>
          <table:table-cell office:value-type="string" calcext:value-type="string">
            <text:p>TracoPower TXL 025-05S AC/DC-Einbaunetzteil 5 A 25 W 5 V/DC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-02747-40-1-00-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560769" calcext:value-type="float">
            <text:p>1560769</text:p>
          </table:table-cell>
          <table:table-cell office:value-type="string" calcext:value-type="string">
            <text:p>TRU COMPONENTS TC-02747-40-1-00-2 Stiftleiste Rastermaß: 2.54 mm Polzahl Gesamt: 40 Anzahl Reihen: 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-PIEPSER</text:p>
          </table:table-cell>
          <table:table-cell/>
          <table:table-cell office:value-type="string" calcext:value-type="string">
            <text:p>Conrad</text:p>
          </table:table-cell>
          <table:table-cell table:style-name="ce2" office:value-type="float" office:value="751553" calcext:value-type="float">
            <text:p>751553</text:p>
          </table:table-cell>
          <table:table-cell office:value-type="string" calcext:value-type="string">
            <text:p>MIKRO-PIEPSER Signalgeber Geräusch-Entwicklung: 85 dB Spannung: 5 V Dauerton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58950" calcext:value-type="float">
            <text:p>158950</text:p>
          </table:table-cell>
          <table:table-cell office:value-type="string" calcext:value-type="string">
            <text:p>ON Semiconductor BS170 MOSFET 1 N-Kanal 350 mW TO-9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-53 LG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6030" calcext:value-type="float">
            <text:p>146030</text:p>
          </table:table-cell>
          <table:table-cell office:value-type="string" calcext:value-type="string">
            <text:p>Kingbright L 53 LGD LED bedrahtet Grün Rund 5 mm 2 mcd 60 ° 2 mA 2.2 V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-899060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247652" calcext:value-type="float">
            <text:p>2247652</text:p>
          </table:table-cell>
          <table:table-cell office:value-type="string" calcext:value-type="string">
            <text:p>TRU COMPONENTS Strom-Kabel Raspberry Pi [1x USB 2.0 Stecker Micro-B - 1x offene Kabelenden] 1.00 m Schwarz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1.1407" calcext:value-type="float">
            <text:p>4301.14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table:style-name="ce2" office:value-type="string" calcext:value-type="string">
            <text:p>169-62-956</text:p>
          </table:table-cell>
          <table:table-cell office:value-type="string" calcext:value-type="string">
            <text:p>Fuse drawer for DD11.0114.11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11.0114.111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table:style-name="ce2" office:value-type="string" calcext:value-type="string">
            <text:p>169-63-555</text:p>
          </table:table-cell>
          <table:table-cell office:value-type="string" calcext:value-type="string">
            <text:p>Inlet, C14, 250V, Schurter, 1-pole fuse holder, illuminated green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320-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table:style-name="ce2" office:value-type="string" calcext:value-type="string">
            <text:p>303-02-323</text:p>
          </table:table-cell>
          <table:table-cell office:value-type="string" calcext:value-type="string">
            <text:p>Rear cover, protection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188-1318</text:p>
          </table:table-cell>
          <table:table-cell office:value-type="string" calcext:value-type="string">
            <text:p>RS PRO 19 Zoll Rack Gehäuse 2U Schwarz, 425 mm x 425mm x 84 mm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897-1332</text:p>
          </table:table-cell>
          <table:table-cell office:value-type="string" calcext:value-type="string">
            <text:p>RS PRO Printklemme / Stecker, THT, 2-polig / 1-reihig, Raster 3.5mm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P 40-7240-T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674-1110</text:p>
          </table:table-cell>
          <table:table-cell office:value-type="string" calcext:value-type="string">
            <text:p>ASSMANN WSW AWP IDC-Steckverbinder Buchse, gewinkelt, 40-polig / 2-reihig, Raster 2.54mm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289-9975</text:p>
          </table:table-cell>
          <table:table-cell office:value-type="string" calcext:value-type="string">
            <text:p>RS PRO Flachbandkabel , 40-adrig, Raster 1.27mm Nicht abgeschlossen 50,8 mm</text:p>
          </table:table-cell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3">
          <table:table-cell table:style-name="Default" table:number-columns-repeated="7"/>
          <table:table-cell table:number-columns-repeated="16377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lay Board Connector" table:style-name="ta1">
        <table:table-column table:style-name="co7" table:number-columns-repeated="3" table:default-cell-style-name="ce25"/>
        <table:table-column table:style-name="co7" table:default-cell-style-name="Default"/>
        <table:table-column table:style-name="co7" table:number-columns-repeated="16380" table:default-cell-style-name="ce25"/>
        <table:table-row table:style-name="ro1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Pin #</text:p>
          </table:table-cell>
          <table:table-cell table:style-name="ce22" office:value-type="string" calcext:value-type="string">
            <text:p>Function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3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4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5</text:p>
          </table:table-cell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B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6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BRK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7</text:p>
          </table:table-cell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DRV-S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8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DRV-S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9</text:p>
          </table:table-cell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BRK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0</text:p>
          </table:table-cell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BRK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1</text:p>
          </table:table-cell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BRK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2</text:p>
          </table:table-cell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3</text:p>
          </table:table-cell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4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5</text:p>
          </table:table-cell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16</text:p>
          </table:table-cell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GRE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PWR</text:p>
          </table:table-cell>
          <table:table-cell table:number-columns-repeated="16381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Part Numbers'.A6:'Part Numbers'.XFD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2"/>
    </number:number-style>
    <number:date-style style:name="N135P0" style:volatile="true">
      <number:day number:style="long"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6">
      <number:number number:decimal-places="0" number:min-decimal-places="0" number:min-integer-digits="4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3:46:07.372496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50:18.285102082</meta:creation-date>
    <dc:date>2023-10-17T13:57:24.281877522</dc:date>
    <meta:editing-duration>PT4H48M15S</meta:editing-duration>
    <meta:editing-cycles>27</meta:editing-cycles>
    <meta:generator>LibreOffice/7.5.7.1$MacOSX_X86_64 LibreOffice_project/47eb0cf7efbacdee9b19ae25d6752381ede23126</meta:generator>
    <meta:document-statistic meta:table-count="2" meta:cell-count="190" meta:object-count="0"/>
  </office:meta>
</office:document-meta>
</file>